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10.5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3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emana</text:p>
          </table:table-cell>
          <table:table-cell table:style-name="Default" office:value-type="string" calcext:value-type="string">
            <text:p>Sesiones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Situaciones de aprendizaje</text:p>
          </table:table-cell>
        </table:table-row>
        <table:table-row table:style-name="ro1">
          <table:table-cell office:value-type="date" office:date-value="2022-09-12" calcext:value-type="date">
            <text:p>12/sep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09-19" calcext:value-type="date">
            <text:p>19/sep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09-26" calcext:value-type="date">
            <text:p>26/sep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0-03" calcext:value-type="date">
            <text:p>03/oc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0-10" calcext:value-type="date">
            <text:p>10/oc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0-17" calcext:value-type="date">
            <text:p>17/oc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0-24" calcext:value-type="date">
            <text:p>24/oc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0-31" calcext:value-type="date">
            <text:p>31/oc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07/nov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1-14" calcext:value-type="date">
            <text:p>14/nov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1-21" calcext:value-type="date">
            <text:p>21/nov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1-28" calcext:value-type="date">
            <text:p>28/nov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2-05" calcext:value-type="date">
            <text:p>05/dic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dic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2-19" calcext:value-type="date">
            <text:p>19/dic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2-12-26" calcext:value-type="date">
            <text:p>26/dic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1-02" calcext:value-type="date">
            <text:p>02/e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1-09" calcext:value-type="date">
            <text:p>09/e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1-16" calcext:value-type="date">
            <text:p>16/e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1-23" calcext:value-type="date">
            <text:p>23/e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1-30" calcext:value-type="date">
            <text:p>30/e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2-06" calcext:value-type="date">
            <text:p>06/feb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2-13" calcext:value-type="date">
            <text:p>13/feb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2-20" calcext:value-type="date">
            <text:p>20/feb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feb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3-06" calcext:value-type="date">
            <text:p>06/ma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3-13" calcext:value-type="date">
            <text:p>13/ma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3-20" calcext:value-type="date">
            <text:p>20/ma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3-27" calcext:value-type="date">
            <text:p>27/ma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4-03" calcext:value-type="date">
            <text:p>03/ab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4-10" calcext:value-type="date">
            <text:p>10/ab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4-17" calcext:value-type="date">
            <text:p>17/ab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4-24" calcext:value-type="date">
            <text:p>24/ab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5-01" calcext:value-type="date">
            <text:p>01/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5-08" calcext:value-type="date">
            <text:p>08/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5-15" calcext:value-type="date">
            <text:p>15/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5-22" calcext:value-type="date">
            <text:p>22/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5-29" calcext:value-type="date">
            <text:p>29/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6-05" calcext:value-type="date">
            <text:p>05/ju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6-12" calcext:value-type="date">
            <text:p>12/ju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6-19" calcext:value-type="date">
            <text:p>19/ju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3-06-26" calcext:value-type="date">
            <text:p>26/ju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:</text:p>
          </table:table-cell>
          <table:table-cell table:style-name="ce3" table:formula="of:=SUM([.B2:.B43]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 table:number-rows-repeated="10485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1T18:09:49.693409776</dc:date>
    <meta:editing-duration>PT9M53S</meta:editing-duration>
    <meta:editing-cycles>6</meta:editing-cycles>
    <meta:generator>LibreOffice/7.4.0.3$Linux_X86_64 LibreOffice_project/f85e47c08ddd19c015c0114a68350214f7066f5a</meta:generator>
    <meta:document-statistic meta:table-count="1" meta:cell-count="90" meta:object-count="0"/>
  </office:meta>
</office:document-meta>
</file>